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ntions:</text:p>
      <text:p text:style-name="Standard"/>
      <text:p text:style-name="Standard">Everything in and out of sux0r is UTF-8. Make sure your text editor correctly loads and saves UTF-8. Make sure your databases are UTF-8. Make sure your CVS client handles UTF-8. Make sure you use multi-byte UTF-8 compatible PHP functions. Did we mention UTF-8? Yes we know ASCII is faster. Unfortunately the world doesn't speak American, but we can all communicate with UTF-8.</text:p>
      <text:p text:style-name="Standard"/>
      <text:p text:style-name="Standard">English is the base $gtext array. All other languages override the keys of the English $gtext array. <text:s/>This allows for lazy translations. If you see English on your non-English site, your language files are probably incomplete. Optionally, hard-coded English has crept into a template and it should be moved into a language file.</text:p>
      <text:p text:style-name="Standard"/>
      <text:p text:style-name="Standard">If it's not in suxRenderer, or in an extension of suxRenderer, or if it's not in a template, or maybe in a language file, then your HTML is in the wrong place. Keep your in-line out of the sux0r project.</text:p>
      <text:p text:style-name="Standard"/>
      <text:p text:style-name="Standard">Templates partitioning falls back on the sux0r partition. You can omit template files you don't care about and the sux0r templates will be used instead. <text:s/>Conversely, every file in the sux0r media partition must be duplicated when creating a new partitio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2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ac Chartrand</meta:initial-creator>
    <meta:creation-date>2008-05-29T10:55:27</meta:creation-date>
    <dc:creator>Dac Chartrand</dc:creator>
    <dc:date>2008-06-04T21:58:26</dc:date>
    <meta:editing-cycles>77</meta:editing-cycles>
    <meta:editing-duration>PT37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09" meta:character-count="1174"/>
  </office:meta>
</office:document-meta>
</file>